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D000004001A2068161A37802F.png" manifest:media-type="image/png"/>
  <manifest:file-entry manifest:full-path="Pictures/10000201000001520000011AE3F3F30F0491A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44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42cm" svg:height="3.048cm" svg:x="7.488cm" svg:y="4.175cm">
          <text:p text:style-name="P1">OpenDayLight</text:p>
          <text:p text:style-name="P1">SDN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02cm" svg:height="2.588cm" svg:x="16.875cm" svg:y="4.429cm">
          <draw:image xlink:href="Pictures/10000201000001520000011AE3F3F30F0491A9AA.png" xlink:type="simple" xlink:show="embed" xlink:actuate="onLoad">
            <text:p/>
          </draw:image>
        </draw:frame>
        <draw:line draw:style-name="gr3" draw:text-style-name="P1" draw:layer="layout" svg:x1="12.557cm" svg:y1="5.826cm" svg:x2="17.267cm" svg:y2="5.826cm">
          <text:p/>
        </draw:line>
        <draw:line draw:style-name="gr3" draw:text-style-name="P1" draw:layer="layout" svg:x1="7.477cm" svg:y1="5.68cm" svg:x2="4.048cm" svg:y2="5.68cm">
          <text:p/>
        </draw:line>
        <draw:frame draw:style-name="gr2" draw:text-style-name="P1" draw:layer="layout" svg:width="3.102cm" svg:height="2.588cm" svg:x="16.748cm" svg:y="1.635cm">
          <draw:image xlink:href="Pictures/10000201000001520000011AE3F3F30F0491A9AA.png" xlink:type="simple" xlink:show="embed" xlink:actuate="onLoad">
            <text:p/>
          </draw:image>
        </draw:frame>
        <draw:frame draw:style-name="gr2" draw:text-style-name="P1" draw:layer="layout" svg:width="3.102cm" svg:height="2.588cm" svg:x="16.875cm" svg:y="8.329cm">
          <draw:image xlink:href="Pictures/10000201000001520000011AE3F3F30F0491A9AA.png" xlink:type="simple" xlink:show="embed" xlink:actuate="onLoad">
            <text:p/>
          </draw:image>
        </draw:frame>
        <draw:line draw:style-name="gr3" draw:text-style-name="P1" draw:layer="layout" svg:x1="12.43cm" svg:y1="5.064cm" svg:x2="17.129cm" svg:y2="3.413cm">
          <text:p/>
        </draw:line>
        <draw:line draw:style-name="gr3" draw:text-style-name="P1" draw:layer="layout" svg:x1="12.557cm" svg:y1="6.842cm" svg:x2="17.383cm" svg:y2="9.255cm">
          <text:p/>
        </draw:line>
        <draw:frame draw:style-name="gr4" draw:text-style-name="P2" draw:layer="layout" svg:width="3.571cm" svg:height="0.962cm" svg:x="13.304cm" svg:y="5.064cm">
          <draw:text-box>
            <text:p>NETCONF</text:p>
          </draw:text-box>
        </draw:frame>
        <draw:frame draw:style-name="gr2" draw:text-style-name="P1" draw:layer="layout" svg:width="1.527cm" svg:height="1.607cm" svg:x="2.521cm" svg:y="4.81cm">
          <draw:image xlink:href="Pictures/10000201000003CD000004001A2068161A37802F.png" xlink:type="simple" xlink:show="embed" xlink:actuate="onLoad">
            <text:p/>
          </draw:image>
        </draw:frame>
        <draw:frame draw:style-name="gr4" draw:text-style-name="P2" draw:layer="layout" svg:width="2.195cm" svg:height="0.962cm" svg:x="4.393cm" svg:y="4.429cm">
          <draw:text-box>
            <text:p>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6:38:58.431736426</meta:creation-date>
    <dc:date>2019-06-16T16:44:26.819193623</dc:date>
    <meta:editing-duration>PT5M28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